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5 woonwagens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8 woonwagens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8 woonwagens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5 woonwagens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4 woonwagens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6 woonwagens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6 woonwagens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5 woonwagens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6 woonwagens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0dev</meta:generator>
  </office:meta>
</office:document-meta>
</file>